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F500000342EDC19DE0A17DCF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.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4.185cm" svg:x="1.027cm" svg:y="3.702cm">
          <draw:image xlink:href="Pictures/10000000000005F500000342EDC19DE0A17DCF03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0.82cm" svg:height="1.062cm" svg:x="1.5cm" svg:y="8.738cm">
            <draw:text-box>
              <text:p text:style-name="P2"><text:span text:style-name="T1">y</text:span></text:p>
            </draw:text-box>
          </draw:frame>
          <draw:frame draw:style-name="gr2" draw:text-style-name="P3" draw:layer="layout" svg:width="0.82cm" svg:height="1.062cm" svg:x="1.08cm" svg:y="9.638cm">
            <draw:text-box>
              <text:p text:style-name="P2"><text:span text:style-name="T1">z</text:span></text:p>
            </draw:text-box>
          </draw:frame>
          <draw:frame draw:style-name="gr2" draw:text-style-name="P3" draw:layer="layout" svg:width="0.82cm" svg:height="1.062cm" svg:x="2.18cm" svg:y="9.638cm">
            <draw:text-box>
              <text:p text:style-name="P2"><text:span text:style-name="T1">x</text:span></text:p>
            </draw:text-box>
          </draw:frame>
        </draw:g>
        <draw:custom-shape draw:style-name="gr3" draw:text-style-name="P4" draw:layer="layout" svg:width="0.9cm" svg:height="0.6cm" svg:x="3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6cm" svg:x="9.6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6cm" svg:x="16.7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6cm" svg:x="23.3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6cm" svg:x="23.3cm" svg:y="1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6cm" svg:x="9.6cm" svg:y="1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6cm" svg:x="3.1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6cm" svg:x="16.7cm" svg:y="15.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112cm" svg:height="0.526cm" svg:x="2.9cm" svg:y="8.7cm">
          <draw:text-box>
            <text:p text:style-name="P5"><text:span text:style-name="T2">0.000</text:span></text:p>
          </draw:text-box>
        </draw:frame>
        <draw:frame draw:style-name="gr4" draw:text-style-name="P6" draw:layer="layout" svg:width="1.112cm" svg:height="0.526cm" svg:x="3cm" svg:y="15.7cm">
          <draw:text-box>
            <text:p text:style-name="P5"><text:span text:style-name="T2">0.000</text:span></text:p>
          </draw:text-box>
        </draw:frame>
        <draw:frame draw:style-name="gr4" draw:text-style-name="P6" draw:layer="layout" svg:width="1.112cm" svg:height="0.526cm" svg:x="16.7cm" svg:y="15.7cm">
          <draw:text-box>
            <text:p text:style-name="P5"><text:span text:style-name="T2">0.000</text:span></text:p>
          </draw:text-box>
        </draw:frame>
        <draw:frame draw:style-name="gr4" draw:text-style-name="P6" draw:layer="layout" svg:width="1.112cm" svg:height="0.526cm" svg:x="16.7cm" svg:y="8.7cm">
          <draw:text-box>
            <text:p text:style-name="P5"><text:span text:style-name="T2">0.000</text:span></text:p>
          </draw:text-box>
        </draw:frame>
        <draw:frame draw:style-name="gr4" draw:text-style-name="P6" draw:layer="layout" svg:width="1.112cm" svg:height="0.526cm" svg:x="23.3cm" svg:y="8.1cm">
          <draw:text-box>
            <text:p text:style-name="P5"><text:span text:style-name="T2">0.000</text:span></text:p>
          </draw:text-box>
        </draw:frame>
        <draw:frame draw:style-name="gr4" draw:text-style-name="P6" draw:layer="layout" svg:width="1.112cm" svg:height="0.526cm" svg:x="23.3cm" svg:y="15.2cm">
          <draw:text-box>
            <text:p text:style-name="P5"><text:span text:style-name="T2">0.000</text:span></text:p>
          </draw:text-box>
        </draw:frame>
        <draw:frame draw:style-name="gr4" draw:text-style-name="P6" draw:layer="layout" svg:width="1.112cm" svg:height="0.526cm" svg:x="9.5cm" svg:y="15.2cm">
          <draw:text-box>
            <text:p text:style-name="P5"><text:span text:style-name="T2">0.000</text:span></text:p>
          </draw:text-box>
        </draw:frame>
        <draw:frame draw:style-name="gr4" draw:text-style-name="P6" draw:layer="layout" svg:width="1.112cm" svg:height="0.526cm" svg:x="9.5cm" svg:y="8.2cm">
          <draw:text-box>
            <text:p text:style-name="P5"><text:span text:style-name="T2">0.000</text:span></text:p>
          </draw:text-box>
        </draw:frame>
        <draw:g>
          <draw:frame draw:style-name="gr2" draw:text-style-name="P3" draw:layer="layout" svg:width="0.82cm" svg:height="1.062cm" svg:x="15.2cm" svg:y="8.738cm">
            <draw:text-box>
              <text:p text:style-name="P2"><text:span text:style-name="T1">y</text:span></text:p>
            </draw:text-box>
          </draw:frame>
          <draw:frame draw:style-name="gr2" draw:text-style-name="P3" draw:layer="layout" svg:width="0.82cm" svg:height="1.062cm" svg:x="14.78cm" svg:y="9.638cm">
            <draw:text-box>
              <text:p text:style-name="P2"><text:span text:style-name="T1">z</text:span></text:p>
            </draw:text-box>
          </draw:frame>
          <draw:frame draw:style-name="gr2" draw:text-style-name="P3" draw:layer="layout" svg:width="0.82cm" svg:height="1.062cm" svg:x="15.88cm" svg:y="9.638cm">
            <draw:text-box>
              <text:p text:style-name="P2"><text:span text:style-name="T1">x</text:span></text:p>
            </draw:text-box>
          </draw:frame>
        </draw:g>
        <draw:g>
          <draw:frame draw:style-name="gr2" draw:text-style-name="P3" draw:layer="layout" svg:width="0.82cm" svg:height="1.062cm" svg:x="15.2cm" svg:y="15.938cm">
            <draw:text-box>
              <text:p text:style-name="P2"><text:span text:style-name="T1">y</text:span></text:p>
            </draw:text-box>
          </draw:frame>
          <draw:frame draw:style-name="gr2" draw:text-style-name="P3" draw:layer="layout" svg:width="0.82cm" svg:height="1.062cm" svg:x="14.78cm" svg:y="16.838cm">
            <draw:text-box>
              <text:p text:style-name="P2"><text:span text:style-name="T1">z</text:span></text:p>
            </draw:text-box>
          </draw:frame>
          <draw:frame draw:style-name="gr2" draw:text-style-name="P3" draw:layer="layout" svg:width="0.82cm" svg:height="1.062cm" svg:x="15.88cm" svg:y="16.838cm">
            <draw:text-box>
              <text:p text:style-name="P2"><text:span text:style-name="T1">x</text:span></text:p>
            </draw:text-box>
          </draw:frame>
        </draw:g>
        <draw:g>
          <draw:frame draw:style-name="gr2" draw:text-style-name="P3" draw:layer="layout" svg:width="0.82cm" svg:height="1.062cm" svg:x="1.5cm" svg:y="15.938cm">
            <draw:text-box>
              <text:p text:style-name="P2"><text:span text:style-name="T1">y</text:span></text:p>
            </draw:text-box>
          </draw:frame>
          <draw:frame draw:style-name="gr2" draw:text-style-name="P3" draw:layer="layout" svg:width="0.82cm" svg:height="1.062cm" svg:x="1.08cm" svg:y="16.838cm">
            <draw:text-box>
              <text:p text:style-name="P2"><text:span text:style-name="T1">z</text:span></text:p>
            </draw:text-box>
          </draw:frame>
          <draw:frame draw:style-name="gr2" draw:text-style-name="P3" draw:layer="layout" svg:width="0.82cm" svg:height="1.062cm" svg:x="2.18cm" svg:y="16.838cm">
            <draw:text-box>
              <text:p text:style-name="P2"><text:span text:style-name="T1">x</text:span></text:p>
            </draw:text-box>
          </draw:frame>
        </draw:g>
        <draw:custom-shape draw:style-name="gr5" draw:text-style-name="P4" draw:layer="layout" svg:width="0.8cm" svg:height="0.3cm" svg:x="2.7cm" svg:y="4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3cm" svg:x="16.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3cm" svg:x="9.8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3cm" svg:x="23.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3cm" svg:x="23.5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3cm" svg:x="16.3cm" svg:y="1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3cm" svg:x="9.8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cm" svg:height="0.3cm" svg:x="2.7cm" svg:y="1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3:56:01.014270356</meta:creation-date>
    <dc:date>2019-04-13T14:08:23.824490524</dc:date>
    <meta:editing-duration>PT2M12S</meta:editing-duration>
    <meta:editing-cycles>1</meta:editing-cycles>
    <meta:document-statistic meta:object-count="41"/>
    <meta:generator>LibreOffice/6.2.2.2$Linux_X86_64 LibreOffice_project/20$Build-2</meta:generator>
  </office:meta>
</office:document-meta>
</file>